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8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8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6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6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9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9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6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1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1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6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6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1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1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2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3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3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4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4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5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5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0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9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 4 : Create Stored procedure in Northwind database to insert or update a record in a table</text:span></text:p>
      <text:p text:style-name="P1"><text:span text:style-name="T2">--1. Create a stored procedure in the Northwind database that will calculate the average</text:span><text:span text:style-name="T3"><text:s/></text:span><text:span text:style-name="T4">value of Freight for a specified customer.Then, a business rule will be added that will</text:span><text:span text:style-name="T5"><text:s/></text:span><text:span text:style-name="T6">be triggered before every Update and Insert command in the Orders controller,and</text:span><text:span text:style-name="T7"><text:s/></text:span><text:span text:style-name="T8">will use the stored procedure to verify that the Freight does not exceed the average</text:span><text:span text:style-name="T9"><text:s/></text:span><text:span text:style-name="T10">freight. If it does, a message will be displayed and the command will be cancelled.</text:span><text:span text:style-name="T11"/></text:p>
      <text:p text:style-name="P1"><text:span text:style-name="T12">CREATE</text:span><text:span text:style-name="T13"><text:s/></text:span><text:span text:style-name="T14">PROCEDURE</text:span><text:span text:style-name="T15"><text:s/>spGetAvgFridge</text:span></text:p>
      <text:p text:style-name="P1"><text:span text:style-name="T15">@id<text:s/></text:span><text:span text:style-name="T16">nchar</text:span><text:span text:style-name="T17">(</text:span><text:span text:style-name="T18">5</text:span><text:span text:style-name="T19">),</text:span><text:span text:style-name="T20"/></text:p>
      <text:p text:style-name="P1"><text:span text:style-name="T20">@AvgFridge<text:s/></text:span><text:span text:style-name="T21">float</text:span><text:span text:style-name="T22"><text:s/></text:span><text:span text:style-name="T23">out</text:span><text:span text:style-name="T24"/></text:p>
      <text:p text:style-name="P1"><text:span text:style-name="T25">AS</text:span><text:span text:style-name="T26"/></text:p>
      <text:p text:style-name="P1"><text:span text:style-name="T27">BEGIN</text:span><text:span text:style-name="T28"/></text:p>
      <text:p text:style-name="P1"><text:span text:style-name="T28"><text:tab/></text:span><text:span text:style-name="T29">SELECT</text:span><text:span text:style-name="T30"><text:s/>@AvgFridge</text:span><text:span text:style-name="T31">=</text:span><text:span text:style-name="T32">AVG</text:span><text:span text:style-name="T33">(</text:span><text:span text:style-name="T34">Freight</text:span><text:span text:style-name="T35">)</text:span><text:span text:style-name="T36"><text:s/></text:span><text:span text:style-name="T37">FROM</text:span><text:span text:style-name="T38"><text:s/>ORDERS<text:s/></text:span><text:span text:style-name="T39">WHERE</text:span><text:span text:style-name="T40"><text:s/>customerId</text:span><text:span text:style-name="T41">=</text:span><text:span text:style-name="T42">@id</text:span><text:span text:style-name="T43">;</text:span><text:span text:style-name="T44"/></text:p>
      <text:p text:style-name="P1"><text:span text:style-name="T45">END</text:span><text:span text:style-name="T46"/></text:p>
      <text:p text:style-name="P1"><text:span text:style-name="T46"/></text:p>
      <text:p text:style-name="P1"><text:span text:style-name="T47">DECLARE</text:span><text:span text:style-name="T48"><text:s/>@AvgFridge<text:s/></text:span><text:span text:style-name="T49">float</text:span><text:span text:style-name="T50">;</text:span><text:span text:style-name="T51"/></text:p>
      <text:p text:style-name="P1"><text:span text:style-name="T52">DECLARE</text:span><text:span text:style-name="T53"><text:s/>@id<text:s/></text:span><text:span text:style-name="T54">nchar</text:span><text:span text:style-name="T55">(</text:span><text:span text:style-name="T56">5</text:span><text:span text:style-name="T57">);</text:span><text:span text:style-name="T58"/></text:p>
      <text:p text:style-name="P1"><text:span text:style-name="T59">SET</text:span><text:span text:style-name="T60"><text:s/>@id</text:span><text:span text:style-name="T61">=</text:span><text:span text:style-name="T62">'ALFKI'</text:span><text:span text:style-name="T63">;</text:span><text:span text:style-name="T64"/></text:p>
      <text:p text:style-name="P1"><text:span text:style-name="T65">EXECUTE</text:span><text:span text:style-name="T66"><text:s/>spGetAvgFridge</text:span><text:span text:style-name="T67"><text:s/></text:span><text:span text:style-name="T68">@id</text:span><text:span text:style-name="T69">,</text:span><text:span text:style-name="T70">@AvgFridge<text:s/></text:span><text:span text:style-name="T71">out</text:span><text:span text:style-name="T72">;</text:span><text:span text:style-name="T73"/></text:p>
      <text:p text:style-name="P1"><text:span text:style-name="T74">print</text:span><text:span text:style-name="T75"><text:s/>@AvgFridge</text:span><text:span text:style-name="T76">;</text:span><text:span text:style-name="T77"/></text:p>
      <text:p text:style-name="P2"><draw:frame text:anchor-type="as-char" svg:width="146.58mm" svg:height="83.08mm" style:rel-width="scale" style:rel-height="scale"><draw:object-ole xlink:href="OleObj1"/><draw:image xlink:href="ObjectReplacements/OleObj1"/></draw:frame><text:span text:style-name="T78"/></text:p>
      <text:p text:style-name="P2"><text:span text:style-name="T79">--2. write a SQL query to Create Stored procedure in the Northwind database to retrieve</text:span><text:span text:style-name="T80"><text:s/></text:span><text:span text:style-name="T81">Employee Sales by Country</text:span><text:span text:style-name="T82"/></text:p>
      <text:p text:style-name="P2"><text:span text:style-name="T83">CREATE</text:span><text:span text:style-name="T84"><text:s/></text:span><text:span text:style-name="T85">PROCEDURE</text:span><text:span text:style-name="T86"><text:s/>spGetSalesByCountry</text:span></text:p>
      <text:p text:style-name="P2"><text:span text:style-name="T86">@Country<text:s/></text:span><text:span text:style-name="T87">nvarchar</text:span><text:span text:style-name="T88">(</text:span><text:span text:style-name="T89">15</text:span><text:span text:style-name="T90">)</text:span><text:span text:style-name="T91"/></text:p>
      <text:p text:style-name="P2"><text:span text:style-name="T92">AS</text:span><text:span text:style-name="T93"/></text:p>
      <text:p text:style-name="P2"><text:span text:style-name="T94">BEGIN</text:span><text:span text:style-name="T95"/></text:p>
      <text:p text:style-name="P2"><text:span text:style-name="T95"><text:tab/></text:span><text:span text:style-name="T96">SELECT</text:span><text:span text:style-name="T97"><text:s/></text:span><text:span text:style-name="T98">*</text:span><text:span text:style-name="T99"><text:s/></text:span><text:span text:style-name="T100">FROM</text:span><text:span text:style-name="T101"><text:s/>orders<text:s/></text:span><text:span text:style-name="T102">WHERE</text:span><text:span text:style-name="T103"><text:s/>ShipCountry</text:span><text:span text:style-name="T104">=</text:span><text:span text:style-name="T105">@Country</text:span><text:span text:style-name="T106">;</text:span><text:span text:style-name="T107"/></text:p>
      <text:p text:style-name="P2"><text:span text:style-name="T108">END</text:span><text:span text:style-name="T109"/></text:p>
      <text:p text:style-name="P2"><text:span text:style-name="T109"/></text:p>
      <text:p text:style-name="P2"><text:span text:style-name="T110">DECLARE</text:span><text:span text:style-name="T111"><text:s/>@Country<text:s/></text:span><text:span text:style-name="T112">nvarchar</text:span><text:span text:style-name="T113">(</text:span><text:span text:style-name="T114">15</text:span><text:span text:style-name="T115">);</text:span><text:span text:style-name="T116"/></text:p>
      <text:p text:style-name="P2"><text:span text:style-name="T117">SET</text:span><text:span text:style-name="T118"><text:s/>@Country</text:span><text:span text:style-name="T119">=</text:span><text:span text:style-name="T120">'USA'</text:span><text:span text:style-name="T121">;</text:span><text:span text:style-name="T122"/></text:p>
      <text:p text:style-name="P2"><text:span text:style-name="T123">EXECUTE</text:span><text:span text:style-name="T124"><text:s/>spGetSalesByCountry</text:span><text:span text:style-name="T125"><text:s/></text:span><text:span text:style-name="T126">@Country</text:span><text:span text:style-name="T127">;</text:span><text:span text:style-name="T128"/></text:p>
      <text:p text:style-name="P2"><draw:frame text:anchor-type="as-char" svg:width="146.58mm" svg:height="91.02mm" style:rel-width="scale" style:rel-height="scale"><draw:object-ole xlink:href="OleObj2"/><draw:image xlink:href="ObjectReplacements/OleObj2"/></draw:frame><text:span text:style-name="T128"/></text:p>
      <text:p text:style-name="P2"><text:span text:style-name="T129">--3. write a SQL query to Create Stored procedure in the Northwind database to retrieve</text:span><text:span text:style-name="T130"><text:s/></text:span><text:span text:style-name="T131">Sales by Year</text:span><text:span text:style-name="T132"/></text:p>
      <text:p text:style-name="P2"><text:span text:style-name="T133">CREATE</text:span><text:span text:style-name="T134"><text:s/></text:span><text:span text:style-name="T135">PROCEDURE</text:span><text:span text:style-name="T136"><text:s/>spGetSalesByYear</text:span></text:p>
      <text:p text:style-name="P2"><text:span text:style-name="T136">@year<text:s/></text:span><text:span text:style-name="T137">int</text:span><text:span text:style-name="T138"/></text:p>
      <text:p text:style-name="P2"><text:span text:style-name="T139">AS</text:span><text:span text:style-name="T140"/></text:p>
      <text:p text:style-name="P2"><text:span text:style-name="T141">BEGIN</text:span><text:span text:style-name="T142"/></text:p>
      <text:p text:style-name="P2"><text:span text:style-name="T142"><text:tab/></text:span><text:span text:style-name="T143">SELECT</text:span><text:span text:style-name="T144"><text:s/></text:span><text:span text:style-name="T145">*</text:span><text:span text:style-name="T146"><text:s/></text:span><text:span text:style-name="T147">FROM</text:span><text:span text:style-name="T148"><text:s/>orders<text:s/></text:span><text:span text:style-name="T149">WHERE</text:span><text:span text:style-name="T150"><text:s/></text:span><text:span text:style-name="T151">Year</text:span><text:span text:style-name="T152">(</text:span><text:span text:style-name="T153">orderdate</text:span><text:span text:style-name="T154">)=</text:span><text:span text:style-name="T155">@year</text:span><text:span text:style-name="T156">;</text:span><text:span text:style-name="T157"/></text:p>
      <text:p text:style-name="P2"><text:span text:style-name="T158">END</text:span><text:span text:style-name="T159"/></text:p>
      <text:p text:style-name="P2"><text:span text:style-name="T159"/></text:p>
      <text:p text:style-name="P2"><text:span text:style-name="T160">DROP</text:span><text:span text:style-name="T161"><text:s/></text:span><text:span text:style-name="T162">PROCEDURE</text:span><text:span text:style-name="T163"><text:s/>spGetSalesByYear</text:span><text:span text:style-name="T164">;</text:span><text:span text:style-name="T165"/></text:p>
      <text:p text:style-name="P2"><text:span text:style-name="T165"/></text:p>
      <text:p text:style-name="P2"><text:span text:style-name="T166">DECLARE</text:span><text:span text:style-name="T167"><text:s/>@year<text:s/></text:span><text:span text:style-name="T168">int</text:span><text:span text:style-name="T169"/></text:p>
      <text:p text:style-name="P2"><text:span text:style-name="T170">SET</text:span><text:span text:style-name="T171"><text:s/>@year</text:span><text:span text:style-name="T172">=</text:span><text:span text:style-name="T173">1996</text:span><text:span text:style-name="T174">;</text:span><text:span text:style-name="T175"/></text:p>
      <text:p text:style-name="P2"><text:span text:style-name="T176">EXECUTE</text:span><text:span text:style-name="T177"><text:s/>spGetSalesByYear</text:span><text:span text:style-name="T178"><text:s/></text:span><text:span text:style-name="T179">@year</text:span><text:span text:style-name="T180">;</text:span><text:span text:style-name="T181"/></text:p>
      <text:p text:style-name="P2"><draw:frame text:anchor-type="as-char" svg:width="146.58mm" svg:height="94.19mm" style:rel-width="scale" style:rel-height="scale"><draw:object-ole xlink:href="OleObj3"/><draw:image xlink:href="ObjectReplacements/OleObj3"/></draw:frame><text:span text:style-name="T182"/></text:p>
      <text:p text:style-name="P2"><text:span text:style-name="T183">--4. write a SQL query to Create Stored procedure in the Northwind database to retrieve</text:span><text:span text:style-name="T184"><text:s/></text:span><text:span text:style-name="T185">Sales By Category</text:span><text:span text:style-name="T186"/></text:p>
      <text:p text:style-name="P2"><text:span text:style-name="T187">CREATE</text:span><text:span text:style-name="T188"><text:s/></text:span><text:span text:style-name="T189">PROCEDURE</text:span><text:span text:style-name="T190"><text:s/>spGetSalesByCategory</text:span></text:p>
      <text:p text:style-name="P2"><text:span text:style-name="T190">@Category<text:s/></text:span><text:span text:style-name="T191">nvarchar</text:span><text:span text:style-name="T192">(</text:span><text:span text:style-name="T193">20</text:span><text:span text:style-name="T194">)</text:span><text:span text:style-name="T195"/></text:p>
      <text:p text:style-name="P2"><text:span text:style-name="T196">AS</text:span><text:span text:style-name="T197"/></text:p>
      <text:p text:style-name="P2"><text:span text:style-name="T198">BEGIN</text:span><text:span text:style-name="T199"><text:tab/></text:span></text:p>
      <text:p text:style-name="P2"><text:span text:style-name="T199"><text:tab/></text:span><text:span text:style-name="T200">SELECT</text:span><text:span text:style-name="T201"><text:s/></text:span><text:span text:style-name="T202">*</text:span><text:span text:style-name="T203"><text:s/></text:span><text:span text:style-name="T204">FROM</text:span><text:span text:style-name="T205"><text:s/>Orders<text:s/></text:span><text:span text:style-name="T206">WHERE</text:span><text:span text:style-name="T207"><text:s/>OrderID<text:s/></text:span><text:span text:style-name="T208">in(</text:span><text:span text:style-name="T209"/></text:p>
      <text:p text:style-name="P2"><text:span text:style-name="T209"><text:tab/></text:span><text:span text:style-name="T210">SELECT</text:span><text:span text:style-name="T211"><text:s/>OrderId<text:s/></text:span><text:span text:style-name="T212">FROM</text:span><text:span text:style-name="T213"><text:s/>[Order Details]<text:s/></text:span><text:span text:style-name="T214">WHERE</text:span><text:span text:style-name="T215"><text:s/>ProductID<text:s/></text:span><text:span text:style-name="T216">in(</text:span><text:span text:style-name="T217"/></text:p>
      <text:p text:style-name="P2"><text:span text:style-name="T217"><text:tab/></text:span><text:span text:style-name="T218">SELECT</text:span><text:span text:style-name="T219"><text:s/>ProductID<text:s/></text:span><text:span text:style-name="T220">FROM</text:span><text:span text:style-name="T221"><text:s/>Products<text:s/></text:span><text:span text:style-name="T222">WHERE</text:span><text:span text:style-name="T223"><text:s/>CategoryID<text:s/></text:span><text:span text:style-name="T224">in</text:span><text:span text:style-name="T225"/></text:p>
      <text:p text:style-name="P2"><text:span text:style-name="T226"><text:tab/></text:span><text:span text:style-name="T227">(</text:span><text:span text:style-name="T228">SELECT</text:span><text:span text:style-name="T229"><text:s/>categoryId<text:s/></text:span><text:span text:style-name="T230">FROM</text:span><text:span text:style-name="T231"><text:s/>categories<text:s/></text:span><text:span text:style-name="T232">WHERE</text:span><text:span text:style-name="T233"><text:s/>CategoryName</text:span><text:span text:style-name="T234">=</text:span><text:span text:style-name="T235">@Category</text:span><text:span text:style-name="T236">)));</text:span><text:span text:style-name="T237"/></text:p>
      <text:p text:style-name="P2"><text:span text:style-name="T238">END</text:span><text:span text:style-name="T239"/></text:p>
      <text:p text:style-name="P2"><text:span text:style-name="T239"/></text:p>
      <text:p text:style-name="P2"><text:span text:style-name="T240">DECLARE</text:span><text:span text:style-name="T241"><text:s/>@Category<text:s/></text:span><text:span text:style-name="T242">nvarchar</text:span><text:span text:style-name="T243">(</text:span><text:span text:style-name="T244">20</text:span><text:span text:style-name="T245">)</text:span><text:span text:style-name="T246"/></text:p>
      <text:p text:style-name="P2"><text:span text:style-name="T247">SET</text:span><text:span text:style-name="T248"><text:s/>@Category</text:span><text:span text:style-name="T249">=</text:span><text:span text:style-name="T250">'Beverages'</text:span><text:span text:style-name="T251">;</text:span><text:span text:style-name="T252"/></text:p>
      <text:p text:style-name="P2"><text:span text:style-name="T253">EXECUTE</text:span><text:span text:style-name="T254"><text:s/>spGetSalesByCategory</text:span><text:span text:style-name="T255"><text:s/></text:span><text:span text:style-name="T256">@Category</text:span><text:span text:style-name="T257">;</text:span><text:span text:style-name="T258"/></text:p>
      <text:p text:style-name="P2"><draw:frame text:anchor-type="as-char" svg:width="146.58mm" svg:height="93.40mm" style:rel-width="scale" style:rel-height="scale"><draw:object-ole xlink:href="OleObj4"/><draw:image xlink:href="ObjectReplacements/OleObj4"/></draw:frame><text:span text:style-name="T259"/></text:p>
      <text:p text:style-name="P2"><text:span text:style-name="T260">--5. write a SQL query to Create Stored procedure in the Northwind database to retrieve</text:span><text:span text:style-name="T261"><text:s/></text:span><text:span text:style-name="T262">Ten Most Expensive Products</text:span><text:span text:style-name="T263"/></text:p>
      <text:p text:style-name="P2"><text:span text:style-name="T264">CREATE</text:span><text:span text:style-name="T265"><text:s/></text:span><text:span text:style-name="T266">PROCEDURE</text:span><text:span text:style-name="T267"><text:s/>spGetTopExpnesiveProducts</text:span></text:p>
      <text:p text:style-name="P2"><text:span text:style-name="T268">AS</text:span><text:span text:style-name="T269"/></text:p>
      <text:p text:style-name="P2"><text:span text:style-name="T270">BEGIN</text:span><text:span text:style-name="T271"><text:tab/></text:span></text:p>
      <text:p text:style-name="P2"><text:span text:style-name="T271"><text:tab/></text:span><text:span text:style-name="T272">SELECT</text:span><text:span text:style-name="T273"><text:s/></text:span><text:span text:style-name="T274">Top</text:span><text:span text:style-name="T275"><text:s/>10<text:s/></text:span><text:span text:style-name="T276">*</text:span><text:span text:style-name="T277"><text:s/></text:span><text:span text:style-name="T278">FROM</text:span><text:span text:style-name="T279"><text:s/>Products<text:s/></text:span><text:span text:style-name="T280">ORDER</text:span><text:span text:style-name="T281"><text:s/></text:span><text:span text:style-name="T282">BY</text:span><text:span text:style-name="T283"><text:s/>UnitPrice<text:s/></text:span><text:span text:style-name="T284">DESC</text:span><text:span text:style-name="T285">;</text:span><text:span text:style-name="T286"/></text:p>
      <text:p text:style-name="P2"><text:span text:style-name="T287">END</text:span><text:span text:style-name="T288"/></text:p>
      <text:p text:style-name="P2"><text:span text:style-name="T288"/></text:p>
      <text:p text:style-name="P2"><text:span text:style-name="T289">Execute</text:span><text:span text:style-name="T290"><text:s/>spGetTopExpnesiveProducts</text:span><text:span text:style-name="T291"/></text:p>
      <text:p text:style-name="P2"><draw:frame text:anchor-type="as-char" svg:width="146.58mm" svg:height="93.66mm" style:rel-width="scale" style:rel-height="scale"><draw:object-ole xlink:href="OleObj5"/><draw:image xlink:href="ObjectReplacements/OleObj5"/></draw:frame><text:span text:style-name="T291"/></text:p>
      <text:p text:style-name="P2"><text:span text:style-name="T292">--6. write a SQL query to Create Stored procedure in the Northwind database to insert</text:span><text:span text:style-name="T293"><text:s/></text:span><text:span text:style-name="T294">Customer Order Details</text:span><text:span text:style-name="T295"/></text:p>
      <text:p text:style-name="P2"><text:span text:style-name="T296">CREATE</text:span><text:span text:style-name="T297"><text:s/></text:span><text:span text:style-name="T298">PROCEDURE</text:span><text:span text:style-name="T299"><text:s/>spSetOrderDetails</text:span></text:p>
      <text:p text:style-name="P2"><text:span text:style-name="T299">@CustomerID<text:s/></text:span><text:span text:style-name="T300">nchar</text:span><text:span text:style-name="T301">(</text:span><text:span text:style-name="T302">5</text:span><text:span text:style-name="T303">),</text:span><text:span text:style-name="T304"/></text:p>
      <text:p text:style-name="P2"><text:span text:style-name="T304">@EmployeeID<text:s/></text:span><text:span text:style-name="T305">int</text:span><text:span text:style-name="T306">,</text:span><text:span text:style-name="T307"/></text:p>
      <text:p text:style-name="P2"><text:span text:style-name="T307">@OrderDate<text:s/></text:span><text:span text:style-name="T308">datetime</text:span><text:span text:style-name="T309">,</text:span><text:span text:style-name="T310"/></text:p>
      <text:p text:style-name="P2"><text:span text:style-name="T310">@RequiredDate<text:s/></text:span><text:span text:style-name="T311">datetime</text:span><text:span text:style-name="T312">,</text:span><text:span text:style-name="T313"/></text:p>
      <text:p text:style-name="P2"><text:span text:style-name="T313">@ShippedDate<text:s/></text:span><text:span text:style-name="T314">datetime</text:span><text:span text:style-name="T315">,</text:span><text:span text:style-name="T316"/></text:p>
      <text:p text:style-name="P2"><text:span text:style-name="T316">@ShipVia<text:s/></text:span><text:span text:style-name="T317">int</text:span><text:span text:style-name="T318">,</text:span><text:span text:style-name="T319"/></text:p>
      <text:p text:style-name="P2"><text:span text:style-name="T319">@Freight<text:s/></text:span><text:span text:style-name="T320">money</text:span><text:span text:style-name="T321">,</text:span><text:span text:style-name="T322"/></text:p>
      <text:p text:style-name="P2"><text:span text:style-name="T322">@ShipName<text:s/></text:span><text:span text:style-name="T323">nvarchar</text:span><text:span text:style-name="T324">(</text:span><text:span text:style-name="T325">40</text:span><text:span text:style-name="T326">),</text:span><text:span text:style-name="T327"/></text:p>
      <text:p text:style-name="P2"><text:span text:style-name="T327">@ShipAddress<text:s/></text:span><text:span text:style-name="T328">nvarchar</text:span><text:span text:style-name="T329">(</text:span><text:span text:style-name="T330">60</text:span><text:span text:style-name="T331">),</text:span><text:span text:style-name="T332"/></text:p>
      <text:p text:style-name="P2"><text:span text:style-name="T332">@ShipCity<text:s/></text:span><text:span text:style-name="T333">nvarchar</text:span><text:span text:style-name="T334">(</text:span><text:span text:style-name="T335">15</text:span><text:span text:style-name="T336">),</text:span><text:span text:style-name="T337"/></text:p>
      <text:p text:style-name="P2"><text:span text:style-name="T337">@ShipRegion<text:s/></text:span><text:span text:style-name="T338">nvarchar</text:span><text:span text:style-name="T339">(</text:span><text:span text:style-name="T340">15</text:span><text:span text:style-name="T341">),</text:span><text:span text:style-name="T342"/></text:p>
      <text:p text:style-name="P2"><text:span text:style-name="T342">@ShipPostalCode<text:s/></text:span><text:span text:style-name="T343">nvarchar</text:span><text:span text:style-name="T344">(</text:span><text:span text:style-name="T345">10</text:span><text:span text:style-name="T346">),</text:span><text:span text:style-name="T347"/></text:p>
      <text:p text:style-name="P2"><text:span text:style-name="T347">@ShipCountry<text:s/></text:span><text:span text:style-name="T348">nvarchar</text:span><text:span text:style-name="T349">(</text:span><text:span text:style-name="T350">15</text:span><text:span text:style-name="T351">)</text:span><text:span text:style-name="T352"/></text:p>
      <text:p text:style-name="P2"><text:span text:style-name="T353">AS</text:span><text:span text:style-name="T354"/></text:p>
      <text:p text:style-name="P2"><text:span text:style-name="T355">BEGIN</text:span><text:span text:style-name="T356"><text:tab/></text:span></text:p>
      <text:p text:style-name="P2"><text:span text:style-name="T357">INSERT</text:span><text:span text:style-name="T358"><text:s/></text:span><text:span text:style-name="T359">INTO</text:span><text:span text:style-name="T360"><text:s/>[dbo]</text:span><text:span text:style-name="T361">.</text:span><text:span text:style-name="T362">[Orders]</text:span></text:p>
      <text:p text:style-name="P2"><text:span text:style-name="T363"><text:s text:c="11"/></text:span><text:span text:style-name="T364">(</text:span><text:span text:style-name="T365">[CustomerID]</text:span></text:p>
      <text:p text:style-name="P2"><text:span text:style-name="T365"><text:s text:c="11"/></text:span><text:span text:style-name="T366">,</text:span><text:span text:style-name="T367">[EmployeeID]</text:span></text:p>
      <text:p text:style-name="P2"><text:span text:style-name="T367"><text:s text:c="11"/></text:span><text:span text:style-name="T368">,</text:span><text:span text:style-name="T369">[OrderDate]</text:span></text:p>
      <text:p text:style-name="P2"><text:span text:style-name="T369"><text:s text:c="11"/></text:span><text:span text:style-name="T370">,</text:span><text:span text:style-name="T371">[RequiredDate]</text:span></text:p>
      <text:p text:style-name="P2"><text:span text:style-name="T371"><text:s text:c="11"/></text:span><text:span text:style-name="T372">,</text:span><text:span text:style-name="T373">[ShippedDate]</text:span></text:p>
      <text:p text:style-name="P2"><text:span text:style-name="T373"><text:s text:c="11"/></text:span><text:span text:style-name="T374">,</text:span><text:span text:style-name="T375">[ShipVia]</text:span></text:p>
      <text:p text:style-name="P2"><text:span text:style-name="T375"><text:s text:c="11"/></text:span><text:span text:style-name="T376">,</text:span><text:span text:style-name="T377">[Freight]</text:span></text:p>
      <text:p text:style-name="P2"><text:span text:style-name="T377"><text:s text:c="11"/></text:span><text:span text:style-name="T378">,</text:span><text:span text:style-name="T379">[ShipName]</text:span></text:p>
      <text:p text:style-name="P2"><text:span text:style-name="T379"><text:s text:c="11"/></text:span><text:span text:style-name="T380">,</text:span><text:span text:style-name="T381">[ShipAddress]</text:span></text:p>
      <text:p text:style-name="P2"><text:span text:style-name="T381"><text:s text:c="11"/></text:span><text:span text:style-name="T382">,</text:span><text:span text:style-name="T383">[ShipCity]</text:span></text:p>
      <text:p text:style-name="P2"><text:span text:style-name="T383"><text:s text:c="11"/></text:span><text:span text:style-name="T384">,</text:span><text:span text:style-name="T385">[ShipRegion]</text:span></text:p>
      <text:p text:style-name="P2"><text:span text:style-name="T385"><text:s text:c="11"/></text:span><text:span text:style-name="T386">,</text:span><text:span text:style-name="T387">[ShipPostalCode]</text:span></text:p>
      <text:p text:style-name="P2"><text:span text:style-name="T387"><text:s text:c="11"/></text:span><text:span text:style-name="T388">,</text:span><text:span text:style-name="T389">[ShipCountry]</text:span><text:span text:style-name="T390">)</text:span><text:span text:style-name="T391"/></text:p>
      <text:p text:style-name="P2"><text:span text:style-name="T391"><text:s text:c="5"/></text:span><text:span text:style-name="T392">VALUES</text:span><text:span text:style-name="T393">(</text:span><text:span text:style-name="T394"/></text:p>
      <text:p text:style-name="P2"><text:span text:style-name="T394"><text:s text:c="11"/>@CustomerID</text:span><text:span text:style-name="T395">,</text:span><text:span text:style-name="T396"/></text:p>
      <text:p text:style-name="P2"><text:span text:style-name="T396"><text:s text:c="11"/>@EmployeeID</text:span><text:span text:style-name="T397">,</text:span><text:span text:style-name="T398"/></text:p>
      <text:p text:style-name="P2"><text:span text:style-name="T398"><text:s text:c="11"/>@OrderDate</text:span><text:span text:style-name="T399">,</text:span><text:span text:style-name="T400"/></text:p>
      <text:p text:style-name="P2"><text:span text:style-name="T400"><text:s text:c="11"/>@RequiredDate</text:span><text:span text:style-name="T401">,</text:span><text:span text:style-name="T402"/></text:p>
      <text:p text:style-name="P2"><text:span text:style-name="T402"><text:s text:c="11"/>@ShippedDate</text:span><text:span text:style-name="T403">,</text:span><text:span text:style-name="T404"/></text:p>
      <text:p text:style-name="P2"><text:span text:style-name="T404"><text:s text:c="11"/>@ShipVia</text:span><text:span text:style-name="T405">,</text:span><text:span text:style-name="T406"/></text:p>
      <text:p text:style-name="P2"><text:span text:style-name="T406"><text:s text:c="11"/>@Freight</text:span><text:span text:style-name="T407">,</text:span><text:span text:style-name="T408"/></text:p>
      <text:p text:style-name="P2"><text:span text:style-name="T408"><text:s text:c="11"/>@ShipName</text:span><text:span text:style-name="T409">,</text:span><text:span text:style-name="T410"/></text:p>
      <text:p text:style-name="P2"><text:span text:style-name="T410"><text:s text:c="11"/>@ShipAddress</text:span><text:span text:style-name="T411">,</text:span><text:span text:style-name="T412"/></text:p>
      <text:p text:style-name="P2"><text:span text:style-name="T412"><text:s text:c="11"/>@ShipCity</text:span><text:span text:style-name="T413">,</text:span><text:span text:style-name="T414"/></text:p>
      <text:p text:style-name="P2"><text:span text:style-name="T414"><text:s text:c="11"/>@ShipRegion</text:span><text:span text:style-name="T415">,</text:span><text:span text:style-name="T416"/></text:p>
      <text:p text:style-name="P2"><text:span text:style-name="T416"><text:s text:c="11"/>@ShipPostalCode</text:span><text:span text:style-name="T417">,</text:span><text:span text:style-name="T418"/></text:p>
      <text:p text:style-name="P2"><text:span text:style-name="T418"><text:s text:c="11"/>@ShipCountry</text:span><text:span text:style-name="T419">)</text:span><text:span text:style-name="T420"/></text:p>
      <text:p text:style-name="P2"><text:span text:style-name="T421">END</text:span><text:span text:style-name="T422"/></text:p>
      <text:p text:style-name="P2"><text:span text:style-name="T422"/></text:p>
      <text:p text:style-name="P2"><text:span text:style-name="T423">DECLARE</text:span><text:span text:style-name="T424"><text:s/>@CustomerID<text:s/></text:span><text:span text:style-name="T425">nchar</text:span><text:span text:style-name="T426">(</text:span><text:span text:style-name="T427">5</text:span><text:span text:style-name="T428">);</text:span><text:span text:style-name="T429"/></text:p>
      <text:p text:style-name="P2"><text:span text:style-name="T430">DECLARE</text:span><text:span text:style-name="T431"><text:s/>@EmployeeID<text:s/></text:span><text:span text:style-name="T432">int</text:span><text:span text:style-name="T433">;</text:span><text:span text:style-name="T434"/></text:p>
      <text:p text:style-name="P2"><text:span text:style-name="T435">DECLARE</text:span><text:span text:style-name="T436"><text:s/>@OrderDate<text:s/></text:span><text:span text:style-name="T437">datetime</text:span><text:span text:style-name="T438">;</text:span><text:span text:style-name="T439"/></text:p>
      <text:p text:style-name="P2"><text:span text:style-name="T440">DECLARE</text:span><text:span text:style-name="T441"><text:s/>@RequiredDate<text:s/></text:span><text:span text:style-name="T442">datetime</text:span><text:span text:style-name="T443">;</text:span><text:span text:style-name="T444"/></text:p>
      <text:p text:style-name="P2"><text:span text:style-name="T445">DECLARE</text:span><text:span text:style-name="T446"><text:s/>@ShippedDate<text:s/></text:span><text:span text:style-name="T447">datetime</text:span><text:span text:style-name="T448">;</text:span><text:span text:style-name="T449"/></text:p>
      <text:p text:style-name="P2"><text:span text:style-name="T450">DECLARE</text:span><text:span text:style-name="T451"><text:s/>@ShipVia<text:s/></text:span><text:span text:style-name="T452">int</text:span><text:span text:style-name="T453">;</text:span><text:span text:style-name="T454"/></text:p>
      <text:p text:style-name="P2"><text:span text:style-name="T455">DECLARE</text:span><text:span text:style-name="T456"><text:s/>@Freight<text:s/></text:span><text:span text:style-name="T457">money</text:span><text:span text:style-name="T458">;</text:span><text:span text:style-name="T459"/></text:p>
      <text:p text:style-name="P2"><text:span text:style-name="T460">DECLARE</text:span><text:span text:style-name="T461"><text:s/>@ShipName<text:s/></text:span><text:span text:style-name="T462">nvarchar</text:span><text:span text:style-name="T463">(</text:span><text:span text:style-name="T464">40</text:span><text:span text:style-name="T465">);</text:span><text:span text:style-name="T466"/></text:p>
      <text:p text:style-name="P2"><text:span text:style-name="T467">DECLARE</text:span><text:span text:style-name="T468"><text:s/>@ShipAddress<text:s/></text:span><text:span text:style-name="T469">nvarchar</text:span><text:span text:style-name="T470">(</text:span><text:span text:style-name="T471">60</text:span><text:span text:style-name="T472">);</text:span><text:span text:style-name="T473"/></text:p>
      <text:p text:style-name="P2"><text:span text:style-name="T474">DECLARE</text:span><text:span text:style-name="T475"><text:s/>@ShipCity<text:s/></text:span><text:span text:style-name="T476">nvarchar</text:span><text:span text:style-name="T477">(</text:span><text:span text:style-name="T478">15</text:span><text:span text:style-name="T479">);</text:span><text:span text:style-name="T480"/></text:p>
      <text:p text:style-name="P2"><text:span text:style-name="T481">DECLARE</text:span><text:span text:style-name="T482"><text:s/>@ShipRegion<text:s/></text:span><text:span text:style-name="T483">nvarchar</text:span><text:span text:style-name="T484">(</text:span><text:span text:style-name="T485">15</text:span><text:span text:style-name="T486">);</text:span><text:span text:style-name="T487"/></text:p>
      <text:p text:style-name="P2"><text:span text:style-name="T488">DECLARE</text:span><text:span text:style-name="T489"><text:s/>@ShipPostalCode<text:s/></text:span><text:span text:style-name="T490">nvarchar</text:span><text:span text:style-name="T491">(</text:span><text:span text:style-name="T492">10</text:span><text:span text:style-name="T493">);</text:span><text:span text:style-name="T494"/></text:p>
      <text:p text:style-name="P2"><text:span text:style-name="T495">DECLARE</text:span><text:span text:style-name="T496"><text:s/>@ShipCountry<text:s/></text:span><text:span text:style-name="T497">nvarchar</text:span><text:span text:style-name="T498">(</text:span><text:span text:style-name="T499">15</text:span><text:span text:style-name="T500">);</text:span><text:span text:style-name="T501"/></text:p>
      <text:p text:style-name="P2"><text:span text:style-name="T502">SET</text:span><text:span text:style-name="T503"><text:s/>@CustomerID</text:span><text:span text:style-name="T504">=</text:span><text:span text:style-name="T505">'TOMSP'</text:span><text:span text:style-name="T506">;</text:span><text:span text:style-name="T507"/></text:p>
      <text:p text:style-name="P2"><text:span text:style-name="T508">SET</text:span><text:span text:style-name="T509"><text:s/>@EmployeeID</text:span><text:span text:style-name="T510">=</text:span><text:span text:style-name="T511">6</text:span><text:span text:style-name="T512">;</text:span><text:span text:style-name="T513"/></text:p>
      <text:p text:style-name="P2"><text:span text:style-name="T514">SET</text:span><text:span text:style-name="T515"><text:s/>@OrderDate</text:span><text:span text:style-name="T516">=</text:span><text:span text:style-name="T517">'1996-07-04 00:00:00.000'</text:span><text:span text:style-name="T518">;</text:span><text:span text:style-name="T519"/></text:p>
      <text:p text:style-name="P2"><text:span text:style-name="T520">SET</text:span><text:span text:style-name="T521"><text:s/>@RequiredDate</text:span><text:span text:style-name="T522">=</text:span><text:span text:style-name="T523">'1996-08-01 00:00:00.000'</text:span><text:span text:style-name="T524">;</text:span><text:span text:style-name="T525"/></text:p>
      <text:p text:style-name="P2"><text:span text:style-name="T526">SET</text:span><text:span text:style-name="T527"><text:s/>@ShippedDate</text:span><text:span text:style-name="T528">=</text:span><text:span text:style-name="T529">'1996-07-16 00:00:00.000'</text:span><text:span text:style-name="T530">;</text:span><text:span text:style-name="T531"/></text:p>
      <text:p text:style-name="P2"><text:span text:style-name="T532">SET</text:span><text:span text:style-name="T533"><text:s/>@ShipVia</text:span><text:span text:style-name="T534">=</text:span><text:span text:style-name="T535">3</text:span><text:span text:style-name="T536">;</text:span><text:span text:style-name="T537"/></text:p>
      <text:p text:style-name="P2"><text:span text:style-name="T538">SET</text:span><text:span text:style-name="T539"><text:s/>@Freight</text:span><text:span text:style-name="T540">=</text:span><text:span text:style-name="T541">5</text:span><text:span text:style-name="T542">;</text:span><text:span text:style-name="T543"/></text:p>
      <text:p text:style-name="P2"><text:span text:style-name="T544">SET</text:span><text:span text:style-name="T545"><text:s/>@ShipName</text:span><text:span text:style-name="T546">=</text:span><text:span text:style-name="T547">'Frankenversand'</text:span><text:span text:style-name="T548">;</text:span><text:span text:style-name="T549"/></text:p>
      <text:p text:style-name="P2"><text:span text:style-name="T550">SET</text:span><text:span text:style-name="T551"><text:s/>@ShipAddress</text:span><text:span text:style-name="T552">=</text:span><text:span text:style-name="T553">'Berliner Platz 43'</text:span><text:span text:style-name="T554">;</text:span><text:span text:style-name="T555"/></text:p>
      <text:p text:style-name="P2"><text:span text:style-name="T556">SET</text:span><text:span text:style-name="T557"><text:s/>@ShipCity</text:span><text:span text:style-name="T558">=</text:span><text:span text:style-name="T559">'M</text:span><text:span text:style-name="T560">ünchen'</text:span><text:span text:style-name="T561">;</text:span><text:span text:style-name="T562"/></text:p>
      <text:p text:style-name="P2"><text:span text:style-name="T563">SET</text:span><text:span text:style-name="T564"><text:s/>@ShipRegion</text:span><text:span text:style-name="T565">=NULL;</text:span><text:span text:style-name="T566"/></text:p>
      <text:p text:style-name="P2"><text:span text:style-name="T567">SET</text:span><text:span text:style-name="T568"><text:s/>@ShipPostalCode</text:span><text:span text:style-name="T569">=</text:span><text:span text:style-name="T570">'80805'</text:span><text:span text:style-name="T571">;</text:span><text:span text:style-name="T572"/></text:p>
      <text:p text:style-name="P2"><text:span text:style-name="T573">SET</text:span><text:span text:style-name="T574"><text:s/>@ShipCountry</text:span><text:span text:style-name="T575">=</text:span><text:span text:style-name="T576">'Brazil'</text:span><text:span text:style-name="T577">;</text:span><text:span text:style-name="T578"/></text:p>
      <text:p text:style-name="P2"><text:span text:style-name="T579">EXECUTE</text:span><text:span text:style-name="T580"><text:s/>spSetOrderDetails</text:span><text:span text:style-name="T581"><text:s/></text:span><text:span text:style-name="T582">@CustomerID</text:span><text:span text:style-name="T583">,</text:span><text:span text:style-name="T584">@EmployeeID</text:span><text:span text:style-name="T585">,</text:span><text:span text:style-name="T586">@OrderDate</text:span><text:span text:style-name="T587">,</text:span><text:span text:style-name="T588">@RequiredDate</text:span><text:span text:style-name="T589">,</text:span><text:span text:style-name="T590">@ShippedDate</text:span><text:span text:style-name="T591">,</text:span><text:span text:style-name="T592">@ShipVia</text:span><text:span text:style-name="T593">,</text:span><text:span text:style-name="T594">@Freight</text:span><text:span text:style-name="T595">,</text:span><text:span text:style-name="T596">@ShipName</text:span><text:span text:style-name="T597">,</text:span><text:span text:style-name="T598">@ShipAddress</text:span><text:span text:style-name="T599">,</text:span><text:span text:style-name="T600">@ShipCity</text:span><text:span text:style-name="T601">,</text:span><text:span text:style-name="T602">@ShipRegion</text:span><text:span text:style-name="T603">,</text:span><text:span text:style-name="T604">@ShipPostalCode</text:span><text:span text:style-name="T605">,</text:span><text:span text:style-name="T606">@ShipCountry</text:span><text:span text:style-name="T607">;</text:span></text:p>
      <text:p text:style-name="P2"><draw:frame text:anchor-type="as-char" svg:width="146.58mm" svg:height="93.66mm" style:rel-width="scale" style:rel-height="scale"><draw:object-ole xlink:href="OleObj6"/><draw:image xlink:href="ObjectReplacements/OleObj6"/></draw:frame><text:span text:style-name="T607"/></text:p>
      <text:p text:style-name="P2"><text:span text:style-name="T608"/></text:p>
      <text:p text:style-name="P2"><text:span text:style-name="T609">--7. write a SQL query to Create Stored procedure in the Northwind database to update</text:span><text:span text:style-name="T610"><text:s/></text:span><text:span text:style-name="T611">Customer Order DetailS</text:span><text:span text:style-name="T612"/></text:p>
      <text:p text:style-name="P2"><text:span text:style-name="T613">CREATE</text:span><text:span text:style-name="T614"><text:s/></text:span><text:span text:style-name="T615">PROCEDURE</text:span><text:span text:style-name="T616"><text:s/>spUpdateCustomerById</text:span></text:p>
      <text:p text:style-name="P2"><text:span text:style-name="T616">@CustomerID<text:s/></text:span><text:span text:style-name="T617">nchar</text:span><text:span text:style-name="T618">(</text:span><text:span text:style-name="T619">5</text:span><text:span text:style-name="T620">),</text:span><text:span text:style-name="T621"/></text:p>
      <text:p text:style-name="P2"><text:span text:style-name="T621">@CompanyName<text:s/></text:span><text:span text:style-name="T622">nvarchar</text:span><text:span text:style-name="T623">(</text:span><text:span text:style-name="T624">40</text:span><text:span text:style-name="T625">),</text:span><text:span text:style-name="T626"/></text:p>
      <text:p text:style-name="P2"><text:span text:style-name="T626">@ContactName<text:s/></text:span><text:span text:style-name="T627">nvarchar</text:span><text:span text:style-name="T628">(</text:span><text:span text:style-name="T629">30</text:span><text:span text:style-name="T630">),</text:span><text:span text:style-name="T631"/></text:p>
      <text:p text:style-name="P2"><text:span text:style-name="T631">@ContactTitle<text:s/></text:span><text:span text:style-name="T632">nvarchar</text:span><text:span text:style-name="T633">(</text:span><text:span text:style-name="T634">30</text:span><text:span text:style-name="T635">),</text:span><text:span text:style-name="T636"/></text:p>
      <text:p text:style-name="P2"><text:span text:style-name="T636">@Address<text:s/></text:span><text:span text:style-name="T637">nvarchar</text:span><text:span text:style-name="T638">(</text:span><text:span text:style-name="T639">60</text:span><text:span text:style-name="T640">),</text:span><text:span text:style-name="T641"/></text:p>
      <text:p text:style-name="P2"><text:span text:style-name="T641">@City<text:s/></text:span><text:span text:style-name="T642">nvarchar</text:span><text:span text:style-name="T643">(</text:span><text:span text:style-name="T644">15</text:span><text:span text:style-name="T645">),</text:span><text:span text:style-name="T646"/></text:p>
      <text:p text:style-name="P2"><text:span text:style-name="T646">@Region<text:s/></text:span><text:span text:style-name="T647">nvarchar</text:span><text:span text:style-name="T648">(</text:span><text:span text:style-name="T649">15</text:span><text:span text:style-name="T650">),</text:span><text:span text:style-name="T651"/></text:p>
      <text:p text:style-name="P2"><text:span text:style-name="T651">@PostalCode<text:s/></text:span><text:span text:style-name="T652">nvarchar</text:span><text:span text:style-name="T653">(</text:span><text:span text:style-name="T654">10</text:span><text:span text:style-name="T655">),</text:span><text:span text:style-name="T656"/></text:p>
      <text:p text:style-name="P2"><text:span text:style-name="T656">@Country<text:s/></text:span><text:span text:style-name="T657">nvarchar</text:span><text:span text:style-name="T658">(</text:span><text:span text:style-name="T659">15</text:span><text:span text:style-name="T660">),</text:span><text:span text:style-name="T661"/></text:p>
      <text:p text:style-name="P2"><text:span text:style-name="T661">@Phone<text:s/></text:span><text:span text:style-name="T662">nvarchar</text:span><text:span text:style-name="T663">(</text:span><text:span text:style-name="T664">24</text:span><text:span text:style-name="T665">),</text:span><text:span text:style-name="T666"/></text:p>
      <text:p text:style-name="P2"><text:span text:style-name="T666">@Fax<text:s/></text:span><text:span text:style-name="T667">nvarchar</text:span><text:span text:style-name="T668">(</text:span><text:span text:style-name="T669">24</text:span><text:span text:style-name="T670">)</text:span><text:span text:style-name="T671"/></text:p>
      <text:p text:style-name="P2"><text:span text:style-name="T672">AS</text:span><text:span text:style-name="T673"/></text:p>
      <text:p text:style-name="P2"><text:span text:style-name="T674">BEGIN</text:span><text:span text:style-name="T675"><text:tab/></text:span></text:p>
      <text:p text:style-name="P2"><text:span text:style-name="T675"><text:tab/></text:span><text:span text:style-name="T676">UPDATE</text:span><text:span text:style-name="T677"><text:s/>Customers<text:s/></text:span><text:span text:style-name="T678">SET</text:span><text:span text:style-name="T679"><text:s/></text:span></text:p>
      <text:p text:style-name="P2"><text:span text:style-name="T679"><text:tab/>CompanyName</text:span><text:span text:style-name="T680">=</text:span><text:span text:style-name="T681">@CompanyName</text:span><text:span text:style-name="T682">,</text:span><text:span text:style-name="T683"/></text:p>
      <text:p text:style-name="P2"><text:span text:style-name="T683"><text:tab/>ContactName</text:span><text:span text:style-name="T684">=</text:span><text:span text:style-name="T685">@ContactName</text:span><text:span text:style-name="T686">,</text:span><text:span text:style-name="T687"/></text:p>
      <text:p text:style-name="P2"><text:span text:style-name="T687"><text:tab/>ContactTitle</text:span><text:span text:style-name="T688">=</text:span><text:span text:style-name="T689">@ContactTitle</text:span><text:span text:style-name="T690">,</text:span><text:span text:style-name="T691"/></text:p>
      <text:p text:style-name="P2"><text:span text:style-name="T691"><text:tab/></text:span><text:span text:style-name="T692">Address</text:span><text:span text:style-name="T693">=</text:span><text:span text:style-name="T694">@Address</text:span><text:span text:style-name="T695">,</text:span><text:span text:style-name="T696"/></text:p>
      <text:p text:style-name="P2"><text:span text:style-name="T696"><text:tab/>City</text:span><text:span text:style-name="T697">=</text:span><text:span text:style-name="T698"><text:s/>@City</text:span><text:span text:style-name="T699">,</text:span><text:span text:style-name="T700"/></text:p>
      <text:p text:style-name="P2"><text:span text:style-name="T700"><text:tab/>Region</text:span><text:span text:style-name="T701">=</text:span><text:span text:style-name="T702">@Region</text:span><text:span text:style-name="T703">,</text:span><text:span text:style-name="T704"/></text:p>
      <text:p text:style-name="P2"><text:span text:style-name="T704"><text:tab/>PostalCode</text:span><text:span text:style-name="T705">=</text:span><text:span text:style-name="T706">@PostalCode</text:span><text:span text:style-name="T707">,</text:span><text:span text:style-name="T708"/></text:p>
      <text:p text:style-name="P2"><text:span text:style-name="T708"><text:tab/>Country</text:span><text:span text:style-name="T709">=</text:span><text:span text:style-name="T710">@Country</text:span><text:span text:style-name="T711">,</text:span><text:span text:style-name="T712"/></text:p>
      <text:p text:style-name="P2"><text:span text:style-name="T712"><text:tab/>Phone</text:span><text:span text:style-name="T713">=</text:span><text:span text:style-name="T714">@Phone</text:span><text:span text:style-name="T715">,</text:span><text:span text:style-name="T716"/></text:p>
      <text:p text:style-name="P2"><text:span text:style-name="T716"><text:tab/>Fax</text:span><text:span text:style-name="T717">=</text:span><text:span text:style-name="T718">@Fax</text:span></text:p>
      <text:p text:style-name="P2"><text:span text:style-name="T718"><text:tab/></text:span><text:span text:style-name="T719">WHERE</text:span><text:span text:style-name="T720"><text:s/>CustomerID</text:span><text:span text:style-name="T721">=</text:span><text:span text:style-name="T722">@CustomerID</text:span><text:span text:style-name="T723">;</text:span><text:span text:style-name="T724"/></text:p>
      <text:p text:style-name="P2"><text:span text:style-name="T725">END</text:span></text:p>
      <text:p text:style-name="P2"><text:span text:style-name="T726"/></text:p>
      <text:p text:style-name="P2"><text:span text:style-name="T727">DECLARE</text:span><text:span text:style-name="T728"><text:s/>@CustomerID<text:s/></text:span><text:span text:style-name="T729">nchar</text:span><text:span text:style-name="T730">(</text:span><text:span text:style-name="T731">5</text:span><text:span text:style-name="T732">);</text:span><text:span text:style-name="T733"/></text:p>
      <text:p text:style-name="P2"><text:span text:style-name="T734">DECLARE</text:span><text:span text:style-name="T735"><text:s/>@CompanyName<text:s/></text:span><text:span text:style-name="T736">nvarchar</text:span><text:span text:style-name="T737">(</text:span><text:span text:style-name="T738">40</text:span><text:span text:style-name="T739">);</text:span><text:span text:style-name="T740"/></text:p>
      <text:p text:style-name="P2"><text:span text:style-name="T741">DECLARE</text:span><text:span text:style-name="T742"><text:s/>@ContactName<text:s/></text:span><text:span text:style-name="T743">nvarchar</text:span><text:span text:style-name="T744">(</text:span><text:span text:style-name="T745">30</text:span><text:span text:style-name="T746">);</text:span><text:span text:style-name="T747"/></text:p>
      <text:p text:style-name="P2"><text:span text:style-name="T748">DECLARE</text:span><text:span text:style-name="T749"><text:s/>@ContactTitle<text:s/></text:span><text:span text:style-name="T750">nvarchar</text:span><text:span text:style-name="T751">(</text:span><text:span text:style-name="T752">30</text:span><text:span text:style-name="T753">);</text:span><text:span text:style-name="T754"/></text:p>
      <text:p text:style-name="P2"><text:span text:style-name="T755">DECLARE</text:span><text:span text:style-name="T756"><text:s/>@Address<text:s/></text:span><text:span text:style-name="T757">nvarchar</text:span><text:span text:style-name="T758">(</text:span><text:span text:style-name="T759">60</text:span><text:span text:style-name="T760">);</text:span><text:span text:style-name="T761"/></text:p>
      <text:p text:style-name="P2"><text:span text:style-name="T762">DECLARE</text:span><text:span text:style-name="T763"><text:s/>@City<text:s/></text:span><text:span text:style-name="T764">nvarchar</text:span><text:span text:style-name="T765">(</text:span><text:span text:style-name="T766">15</text:span><text:span text:style-name="T767">);</text:span><text:span text:style-name="T768"/></text:p>
      <text:p text:style-name="P2"><text:span text:style-name="T769">DECLARE</text:span><text:span text:style-name="T770"><text:s/>@Region<text:s/></text:span><text:span text:style-name="T771">nvarchar</text:span><text:span text:style-name="T772">(</text:span><text:span text:style-name="T773">15</text:span><text:span text:style-name="T774">);</text:span><text:span text:style-name="T775"/></text:p>
      <text:p text:style-name="P2"><text:span text:style-name="T776">DECLARE</text:span><text:span text:style-name="T777"><text:s/>@PostalCode<text:s/></text:span><text:span text:style-name="T778">nvarchar</text:span><text:span text:style-name="T779">(</text:span><text:span text:style-name="T780">10</text:span><text:span text:style-name="T781">);</text:span><text:span text:style-name="T782"/></text:p>
      <text:p text:style-name="P2"><text:span text:style-name="T783">DECLARE</text:span><text:span text:style-name="T784"><text:s/>@Country<text:s/></text:span><text:span text:style-name="T785">nvarchar</text:span><text:span text:style-name="T786">(</text:span><text:span text:style-name="T787">15</text:span><text:span text:style-name="T788">);</text:span><text:span text:style-name="T789"/></text:p>
      <text:p text:style-name="P2"><text:span text:style-name="T790">DECLARE</text:span><text:span text:style-name="T791"><text:s/>@Phone<text:s/></text:span><text:span text:style-name="T792">nvarchar</text:span><text:span text:style-name="T793">(</text:span><text:span text:style-name="T794">24</text:span><text:span text:style-name="T795">);</text:span><text:span text:style-name="T796"/></text:p>
      <text:p text:style-name="P2"><text:span text:style-name="T797">DECLARE</text:span><text:span text:style-name="T798"><text:s/>@Fax<text:s/></text:span><text:span text:style-name="T799">nvarchar</text:span><text:span text:style-name="T800">(</text:span><text:span text:style-name="T801">24</text:span><text:span text:style-name="T802">);</text:span><text:span text:style-name="T803"/></text:p>
      <text:p text:style-name="P2"><text:span text:style-name="T804">SET</text:span><text:span text:style-name="T805"><text:s/>@CustomerID</text:span><text:span text:style-name="T806">=</text:span><text:span text:style-name="T807">'CHOPS'</text:span><text:span text:style-name="T808">;</text:span><text:span text:style-name="T809"/></text:p>
      <text:p text:style-name="P2"><text:span text:style-name="T810">SET</text:span><text:span text:style-name="T811"><text:s/>@CompanyName</text:span><text:span text:style-name="T812">=</text:span><text:span text:style-name="T813">'Shinchen'</text:span><text:span text:style-name="T814">;</text:span><text:span text:style-name="T815"/></text:p>
      <text:p text:style-name="P2"><text:span text:style-name="T816">SET</text:span><text:span text:style-name="T817"><text:s/>@ContactName</text:span><text:span text:style-name="T818">=</text:span><text:span text:style-name="T819">'Siro'</text:span><text:span text:style-name="T820">;</text:span><text:span text:style-name="T821"/></text:p>
      <text:p text:style-name="P2"><text:span text:style-name="T822">SET</text:span><text:span text:style-name="T823"><text:s/>@ContactTitle</text:span><text:span text:style-name="T824">=</text:span><text:span text:style-name="T825">'Owner'</text:span><text:span text:style-name="T826">;</text:span><text:span text:style-name="T827"/></text:p>
      <text:p text:style-name="P2"><text:span text:style-name="T828">SET</text:span><text:span text:style-name="T829"><text:s/>@Address</text:span><text:span text:style-name="T830">=</text:span><text:span text:style-name="T831">'Furfuri nagar'</text:span><text:span text:style-name="T832">;</text:span><text:span text:style-name="T833"/></text:p>
      <text:p text:style-name="P2"><text:span text:style-name="T834">SET</text:span><text:span text:style-name="T835"><text:s/>@City</text:span><text:span text:style-name="T836">=</text:span><text:span text:style-name="T837">'Kasukabe'</text:span><text:span text:style-name="T838">;</text:span><text:span text:style-name="T839"/></text:p>
      <text:p text:style-name="P2"><text:span text:style-name="T840">SET</text:span><text:span text:style-name="T841"><text:s/>@Region</text:span><text:span text:style-name="T842">=</text:span><text:span text:style-name="T843">'BC'</text:span><text:span text:style-name="T844">;</text:span><text:span text:style-name="T845"/></text:p>
      <text:p text:style-name="P2"><text:span text:style-name="T846">SET</text:span><text:span text:style-name="T847"><text:s/>@PostalCode</text:span><text:span text:style-name="T848">=</text:span><text:span text:style-name="T849">'00123'</text:span><text:span text:style-name="T850">;</text:span><text:span text:style-name="T851"/></text:p>
      <text:p text:style-name="P2"><text:span text:style-name="T852">SET</text:span><text:span text:style-name="T853"><text:s/>@Country</text:span><text:span text:style-name="T854">=</text:span><text:span text:style-name="T855">'Japan'</text:span><text:span text:style-name="T856">;</text:span><text:span text:style-name="T857"/></text:p>
      <text:p text:style-name="P2"><text:span text:style-name="T858">SET</text:span><text:span text:style-name="T859"><text:s/>@Phone</text:span><text:span text:style-name="T860">=</text:span><text:span text:style-name="T861">'(5)911-8971'</text:span><text:span text:style-name="T862">;</text:span><text:span text:style-name="T863"/></text:p>
      <text:p text:style-name="P2"><text:span text:style-name="T864">SET</text:span><text:span text:style-name="T865"><text:s/>@Fax</text:span><text:span text:style-name="T866">=</text:span><text:span text:style-name="T867">'(5)911-8972'</text:span><text:span text:style-name="T868">;</text:span><text:span text:style-name="T869"/></text:p>
      <text:p text:style-name="P2"><text:span text:style-name="T870">EXECUTE</text:span><text:span text:style-name="T871"><text:s/>spUpdateCustomerById</text:span><text:span text:style-name="T872"><text:s/></text:span><text:span text:style-name="T873">@CustomerID</text:span><text:span text:style-name="T874">,</text:span><text:span text:style-name="T875">@CompanyName</text:span><text:span text:style-name="T876">,</text:span><text:span text:style-name="T877">@ContactName</text:span><text:span text:style-name="T878">,</text:span><text:span text:style-name="T879">@ContactTitle</text:span><text:span text:style-name="T880">,</text:span><text:span text:style-name="T881">@Address</text:span><text:span text:style-name="T882">,</text:span><text:span text:style-name="T883">@City</text:span><text:span text:style-name="T884">,</text:span><text:span text:style-name="T885">@Region</text:span><text:span text:style-name="T886">,</text:span><text:span text:style-name="T887">@PostalCode</text:span><text:span text:style-name="T888">,</text:span><text:span text:style-name="T889">@Country</text:span><text:span text:style-name="T890">,</text:span><text:span text:style-name="T891">@Phone</text:span><text:span text:style-name="T892">,</text:span><text:span text:style-name="T893">@Fax</text:span></text:p>
      <text:p text:style-name="P2"><text:span text:style-name="T894">SELECT</text:span><text:span text:style-name="T895"><text:s/></text:span><text:span text:style-name="T896">*</text:span><text:span text:style-name="T897"><text:s/></text:span><text:span text:style-name="T898">FROM</text:span><text:span text:style-name="T899"><text:s/>CUSTOMERS<text:s/></text:span><text:span text:style-name="T900">WHERE</text:span><text:span text:style-name="T901"><text:s/>CustomerID</text:span><text:span text:style-name="T902">=</text:span><text:span text:style-name="T903">'CHOPS'</text:span><text:span text:style-name="T904">;</text:span><text:span text:style-name="T905"/></text:p>
      <text:p text:style-name="P2"><draw:frame text:anchor-type="as-char" svg:width="146.58mm" svg:height="89.43mm" style:rel-width="scale" style:rel-height="scale"><draw:object-ole xlink:href="OleObj7"/><draw:image xlink:href="ObjectReplacements/OleObj7"/></draw:frame><text:span text:style-name="T906"/></text:p>
      <text:p text:style-name="P2"><draw:frame text:anchor-type="as-char" svg:width="146.58mm" svg:height="50.80mm" style:rel-width="scale" style:rel-height="scale"><draw:object-ole xlink:href="OleObj8"/><draw:image xlink:href="ObjectReplacements/OleObj8"/></draw:frame><text:span text:style-name="T906"/></text:p>
      <text:p text:style-name="P2"><text:span text:style-name="T906"/></text:p>
      <text:p text:style-name="P2"><text:span text:style-name="T906"/></text:p>
      <text:p text:style-name="P3"><text:span text:style-name="T9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